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JeuEnfantType_5f_2012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VilleMTP_MTP_JeuEnfantType_2012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number-columns-repeated="239" table:default-cell-style-name="Default"/>
        <table:table-row table:style-name="ro1">
          <table:table-cell office:value-type="string">
            <text:p>MAPINFO_ID</text:p>
          </table:table-cell>
          <table:table-cell office:value-type="string">
            <text:p>dossier</text:p>
          </table:table-cell>
          <table:table-cell office:value-type="string">
            <text:p>aire_de_jeux</text:p>
          </table:table-cell>
          <table:table-cell office:value-type="string">
            <text:p>nom_aire</text:p>
          </table:table-cell>
          <table:table-cell office:value-type="string">
            <text:p>Total</text:p>
          </table:table-cell>
          <table:table-cell office:value-type="string">
            <text:p>Balançoire_à_bascule</text:p>
          </table:table-cell>
          <table:table-cell office:value-type="string">
            <text:p>Balançoire_suspendue</text:p>
          </table:table-cell>
          <table:table-cell office:value-type="string">
            <text:p>Cabane</text:p>
          </table:table-cell>
          <table:table-cell table:style-name="ce1" office:value-type="string">
            <text:p>Fitness</text:p>
          </table:table-cell>
          <table:table-cell table:style-name="ce1" office:value-type="string">
            <text:p>Mobilier</text:p>
          </table:table-cell>
          <table:table-cell office:value-type="string">
            <text:p>Ressort</text:p>
          </table:table-cell>
          <table:table-cell office:value-type="string">
            <text:p>Structure_complexe</text:p>
          </table:table-cell>
          <table:table-cell office:value-type="string">
            <text:p>Structure_simple</text:p>
          </table:table-cell>
          <table:table-cell office:value-type="string">
            <text:p>Toboggan</text:p>
          </table:table-cell>
          <table:table-cell office:value-type="string">
            <text:p>Tourniquet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  <table:table-cell table:number-columns-repeated="239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Esplanade Paul Valéry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846286">
            <text:p>3,846286</text:p>
          </table:table-cell>
          <table:table-cell office:value-type="float" office:value="43.599239">
            <text:p>43,599239</text:p>
          </table:table-cell>
          <table:table-cell table:number-columns-repeated="23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ire du Petit Boi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40232">
            <text:p>3,840232</text:p>
          </table:table-cell>
          <table:table-cell office:value-type="float" office:value="43.605288">
            <text:p>43,605288</text:p>
          </table:table-cell>
          <table:table-cell table:number-columns-repeated="23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ire du Mas de la Paillad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615">
            <text:p>3,81615</text:p>
          </table:table-cell>
          <table:table-cell office:value-type="float" office:value="43.627853">
            <text:p>43,627853</text:p>
          </table:table-cell>
          <table:table-cell table:number-columns-repeated="23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arc Edith Pia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88388">
            <text:p>3,888388</text:p>
          </table:table-cell>
          <table:table-cell office:value-type="float" office:value="43.622217">
            <text:p>43,622217</text:p>
          </table:table-cell>
          <table:table-cell table:number-columns-repeated="23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Parc de la Guirland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60929">
            <text:p>3,860929</text:p>
          </table:table-cell>
          <table:table-cell office:value-type="float" office:value="43.607974">
            <text:p>43,607974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Parc Rimbau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4425">
            <text:p>3,894425</text:p>
          </table:table-cell>
          <table:table-cell office:value-type="float" office:value="43.618048">
            <text:p>43,618048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Parc Sainte Odil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71725">
            <text:p>3,871725</text:p>
          </table:table-cell>
          <table:table-cell office:value-type="float" office:value="43.62481">
            <text:p>43,62481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Aire de jeux Brassens (bass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812949">
            <text:p>3,812949</text:p>
          </table:table-cell>
          <table:table-cell office:value-type="float" office:value="43.636962">
            <text:p>43,636962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string">
            <text:p>Aire de Louisville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15174">
            <text:p>3,815174</text:p>
          </table:table-cell>
          <table:table-cell office:value-type="float" office:value="43.622784">
            <text:p>43,622784</text:p>
          </table:table-cell>
          <table:table-cell table:number-columns-repeated="23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string">
            <text:p>Square François Deuzeuz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9686">
            <text:p>3,839686</text:p>
          </table:table-cell>
          <table:table-cell office:value-type="float" office:value="43.607743">
            <text:p>43,607743</text:p>
          </table:table-cell>
          <table:table-cell table:number-columns-repeated="23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>
            <text:p>Square des Arceaux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0929">
            <text:p>3,860929</text:p>
          </table:table-cell>
          <table:table-cell office:value-type="float" office:value="43.611969">
            <text:p>43,611969</text:p>
          </table:table-cell>
          <table:table-cell table:number-columns-repeated="23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Parc Magnol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62917">
            <text:p>3,862917</text:p>
          </table:table-cell>
          <table:table-cell office:value-type="float" office:value="43.617431">
            <text:p>43,617431</text:p>
          </table:table-cell>
          <table:table-cell table:number-columns-repeated="23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string">
            <text:p>Parc Azema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28396">
            <text:p>3,828396</text:p>
          </table:table-cell>
          <table:table-cell office:value-type="float" office:value="43.615705">
            <text:p>43,615705</text:p>
          </table:table-cell>
          <table:table-cell table:number-columns-repeated="23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4">
            <text:p>954</text:p>
          </table:table-cell>
          <table:table-cell office:value-type="float" office:value="22">
            <text:p>22</text:p>
          </table:table-cell>
          <table:table-cell office:value-type="string">
            <text:p>Esplanade de la Musiq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81877">
            <text:p>3,881877</text:p>
          </table:table-cell>
          <table:table-cell office:value-type="float" office:value="43.616976">
            <text:p>43,616976</text:p>
          </table:table-cell>
          <table:table-cell table:number-columns-repeated="23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string">
            <text:p>Grand Mai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6504">
            <text:p>3,816504</text:p>
          </table:table-cell>
          <table:table-cell office:value-type="float" office:value="43.622825">
            <text:p>43,622825</text:p>
          </table:table-cell>
          <table:table-cell table:number-columns-repeated="23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string">
            <text:p>Square Maquis Bir-Hakei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58997">
            <text:p>3,858997</text:p>
          </table:table-cell>
          <table:table-cell office:value-type="float" office:value="43.61107">
            <text:p>43,61107</text:p>
          </table:table-cell>
          <table:table-cell table:number-columns-repeated="23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1">
            <text:p>261</text:p>
          </table:table-cell>
          <table:table-cell office:value-type="float" office:value="27">
            <text:p>27</text:p>
          </table:table-cell>
          <table:table-cell office:value-type="string">
            <text:p>Square Jouanique Colin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2441">
            <text:p>3,852441</text:p>
          </table:table-cell>
          <table:table-cell office:value-type="float" office:value="43.616019">
            <text:p>43,616019</text:p>
          </table:table-cell>
          <table:table-cell table:number-columns-repeated="23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string">
            <text:p>Parc de Bagatell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839156">
            <text:p>3,839156</text:p>
          </table:table-cell>
          <table:table-cell office:value-type="float" office:value="43.594371">
            <text:p>43,594371</text:p>
          </table:table-cell>
          <table:table-cell table:number-columns-repeated="23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8">
            <text:p>288</text:p>
          </table:table-cell>
          <table:table-cell office:value-type="float" office:value="31">
            <text:p>31</text:p>
          </table:table-cell>
          <table:table-cell office:value-type="string">
            <text:p>Aire Mas de Bagnèr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57376">
            <text:p>3,857376</text:p>
          </table:table-cell>
          <table:table-cell office:value-type="float" office:value="43.584992">
            <text:p>43,584992</text:p>
          </table:table-cell>
          <table:table-cell table:number-columns-repeated="23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string">
            <text:p>Aire Vert-Bois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8144">
            <text:p>3,868144</text:p>
          </table:table-cell>
          <table:table-cell office:value-type="float" office:value="43.639383">
            <text:p>43,639383</text:p>
          </table:table-cell>
          <table:table-cell table:number-columns-repeated="23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0">
            <text:p>460</text:p>
          </table:table-cell>
          <table:table-cell office:value-type="float" office:value="33">
            <text:p>33</text:p>
          </table:table-cell>
          <table:table-cell office:value-type="string">
            <text:p>Parc Chico Mendez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22957">
            <text:p>3,822957</text:p>
          </table:table-cell>
          <table:table-cell office:value-type="float" office:value="43.631569">
            <text:p>43,631569</text:p>
          </table:table-cell>
          <table:table-cell table:number-columns-repeated="23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1">
            <text:p>531</text:p>
          </table:table-cell>
          <table:table-cell office:value-type="float" office:value="34">
            <text:p>34</text:p>
          </table:table-cell>
          <table:table-cell office:value-type="string">
            <text:p>Parc du Mas Pru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2633">
            <text:p>3,832633</text:p>
          </table:table-cell>
          <table:table-cell office:value-type="float" office:value="43.59814">
            <text:p>43,59814</text:p>
          </table:table-cell>
          <table:table-cell table:number-columns-repeated="23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9">
            <text:p>679</text:p>
          </table:table-cell>
          <table:table-cell office:value-type="float" office:value="35">
            <text:p>35</text:p>
          </table:table-cell>
          <table:table-cell office:value-type="string">
            <text:p>Aire de jeu Pierre Paraf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.845259">
            <text:p>3,845259</text:p>
          </table:table-cell>
          <table:table-cell office:value-type="float" office:value="43.595227">
            <text:p>43,595227</text:p>
          </table:table-cell>
          <table:table-cell table:number-columns-repeated="23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Parc de la Rauz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6121">
            <text:p>3,896121</text:p>
          </table:table-cell>
          <table:table-cell office:value-type="float" office:value="43.590333">
            <text:p>43,590333</text:p>
          </table:table-cell>
          <table:table-cell table:number-columns-repeated="23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string">
            <text:p>Aire du Clos des Oranger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3747">
            <text:p>3,853747</text:p>
          </table:table-cell>
          <table:table-cell office:value-type="float" office:value="43.600397">
            <text:p>43,600397</text:p>
          </table:table-cell>
          <table:table-cell table:number-columns-repeated="23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string">
            <text:p>Parc Enclava del lo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46823">
            <text:p>3,846823</text:p>
          </table:table-cell>
          <table:table-cell office:value-type="float" office:value="43.600579">
            <text:p>43,600579</text:p>
          </table:table-cell>
          <table:table-cell table:number-columns-repeated="23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Parc des Aiguerelles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1781">
            <text:p>3,891781</text:p>
          </table:table-cell>
          <table:table-cell office:value-type="float" office:value="43.598158">
            <text:p>43,598158</text:p>
          </table:table-cell>
          <table:table-cell table:number-columns-repeated="23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Square Jean Baumel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819">
            <text:p>3,85819</text:p>
          </table:table-cell>
          <table:table-cell office:value-type="float" office:value="43.640658">
            <text:p>43,640658</text:p>
          </table:table-cell>
          <table:table-cell table:number-columns-repeated="23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string">
            <text:p>Aire Villeneuve d'Angoulèm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9053">
            <text:p>3,869053</text:p>
          </table:table-cell>
          <table:table-cell office:value-type="float" office:value="43.596468">
            <text:p>43,596468</text:p>
          </table:table-cell>
          <table:table-cell table:number-columns-repeated="23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Square des Près d'Arên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9724">
            <text:p>3,889724</text:p>
          </table:table-cell>
          <table:table-cell office:value-type="float" office:value="43.590492">
            <text:p>43,590492</text:p>
          </table:table-cell>
          <table:table-cell table:number-columns-repeated="23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string">
            <text:p>Parc de la Croix d'Argent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64464">
            <text:p>3,864464</text:p>
          </table:table-cell>
          <table:table-cell office:value-type="float" office:value="43.587354">
            <text:p>43,587354</text:p>
          </table:table-cell>
          <table:table-cell table:number-columns-repeated="23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string">
            <text:p>Square Mas Drevo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69214">
            <text:p>3,869214</text:p>
          </table:table-cell>
          <table:table-cell office:value-type="float" office:value="43.592114">
            <text:p>43,592114</text:p>
          </table:table-cell>
          <table:table-cell table:number-columns-repeated="23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Aire du Champ de Mars (Espla)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881593">
            <text:p>3,881593</text:p>
          </table:table-cell>
          <table:table-cell office:value-type="float" office:value="43.611111">
            <text:p>43,611111</text:p>
          </table:table-cell>
          <table:table-cell table:number-columns-repeated="23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Aire du Champ de Mars (Joffre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82739">
            <text:p>3,882739</text:p>
          </table:table-cell>
          <table:table-cell office:value-type="float" office:value="43.61087">
            <text:p>43,61087</text:p>
          </table:table-cell>
          <table:table-cell table:number-columns-repeated="23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string">
            <text:p>Square Planch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9774">
            <text:p>3,879774</text:p>
          </table:table-cell>
          <table:table-cell office:value-type="float" office:value="43.605784">
            <text:p>43,605784</text:p>
          </table:table-cell>
          <table:table-cell table:number-columns-repeated="23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Aire des Pastour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9728">
            <text:p>3,899728</text:p>
          </table:table-cell>
          <table:table-cell office:value-type="float" office:value="43.620918">
            <text:p>43,620918</text:p>
          </table:table-cell>
          <table:table-cell table:number-columns-repeated="23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Jardin de la Pépinièr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4811">
            <text:p>3,884811</text:p>
          </table:table-cell>
          <table:table-cell office:value-type="float" office:value="43.595782">
            <text:p>43,595782</text:p>
          </table:table-cell>
          <table:table-cell table:number-columns-repeated="23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Aire Mail Saint Marti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83906">
            <text:p>3,883906</text:p>
          </table:table-cell>
          <table:table-cell office:value-type="float" office:value="43.593957">
            <text:p>43,593957</text:p>
          </table:table-cell>
          <table:table-cell table:number-columns-repeated="23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office:value-type="string">
            <text:p>Place de Tibériade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8003">
            <text:p>3,878003</text:p>
          </table:table-cell>
          <table:table-cell office:value-type="float" office:value="43.580993">
            <text:p>43,580993</text:p>
          </table:table-cell>
          <table:table-cell table:number-columns-repeated="23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Aire Saint Martin (Evéché)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4915">
            <text:p>3,884915</text:p>
          </table:table-cell>
          <table:table-cell office:value-type="float" office:value="43.592024">
            <text:p>43,592024</text:p>
          </table:table-cell>
          <table:table-cell table:number-columns-repeated="23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string">
            <text:p>Parc du Bois de la Chaum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.929576">
            <text:p>3,929576</text:p>
          </table:table-cell>
          <table:table-cell office:value-type="float" office:value="43.615376">
            <text:p>43,615376</text:p>
          </table:table-cell>
          <table:table-cell table:number-columns-repeated="23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string">
            <text:p>Square Jean Monne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9402">
            <text:p>3,889402</text:p>
          </table:table-cell>
          <table:table-cell office:value-type="float" office:value="43.604025">
            <text:p>43,604025</text:p>
          </table:table-cell>
          <table:table-cell table:number-columns-repeated="23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74">
            <text:p>474</text:p>
          </table:table-cell>
          <table:table-cell office:value-type="float" office:value="66">
            <text:p>66</text:p>
          </table:table-cell>
          <table:table-cell office:value-type="string">
            <text:p>Place de Maratho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88689">
            <text:p>3,888689</text:p>
          </table:table-cell>
          <table:table-cell office:value-type="float" office:value="43.607814">
            <text:p>43,607814</text:p>
          </table:table-cell>
          <table:table-cell table:number-columns-repeated="23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string">
            <text:p>Les Bruss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9202">
            <text:p>3,859202</text:p>
          </table:table-cell>
          <table:table-cell office:value-type="float" office:value="43.633587">
            <text:p>43,633587</text:p>
          </table:table-cell>
          <table:table-cell table:number-columns-repeated="23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string">
            <text:p>Les Clolus 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.880109">
            <text:p>3,880109</text:p>
          </table:table-cell>
          <table:table-cell office:value-type="float" office:value="43.628452">
            <text:p>43,628452</text:p>
          </table:table-cell>
          <table:table-cell table:number-columns-repeated="23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77">
            <text:p>77</text:p>
          </table:table-cell>
          <table:table-cell office:value-type="string">
            <text:p>Aire du Mas de Perrett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9374">
            <text:p>3,839374</text:p>
          </table:table-cell>
          <table:table-cell office:value-type="float" office:value="43.598014">
            <text:p>43,598014</text:p>
          </table:table-cell>
          <table:table-cell table:number-columns-repeated="23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25">
            <text:p>725</text:p>
          </table:table-cell>
          <table:table-cell office:value-type="float" office:value="83">
            <text:p>83</text:p>
          </table:table-cell>
          <table:table-cell office:value-type="string">
            <text:p>Aire de jeux de Costebell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02673">
            <text:p>3,902673</text:p>
          </table:table-cell>
          <table:table-cell office:value-type="float" office:value="43.610336">
            <text:p>43,610336</text:p>
          </table:table-cell>
          <table:table-cell table:number-columns-repeated="23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30">
            <text:p>530</text:p>
          </table:table-cell>
          <table:table-cell office:value-type="float" office:value="84">
            <text:p>84</text:p>
          </table:table-cell>
          <table:table-cell office:value-type="string">
            <text:p>Aire de jeux du Mas Méric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1411">
            <text:p>3,891411</text:p>
          </table:table-cell>
          <table:table-cell office:value-type="float" office:value="43.631572">
            <text:p>43,631572</text:p>
          </table:table-cell>
          <table:table-cell table:number-columns-repeated="23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string">
            <text:p>Aire de jeux de la Carriera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  <table:table-cell table:number-columns-repeated="23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24">
            <text:p>724</text:p>
          </table:table-cell>
          <table:table-cell office:value-type="float" office:value="93">
            <text:p>93</text:p>
          </table:table-cell>
          <table:table-cell office:value-type="string">
            <text:p>Aire Ferdinand de Lessep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8612">
            <text:p>3,878612</text:p>
          </table:table-cell>
          <table:table-cell office:value-type="float" office:value="43.593324">
            <text:p>43,593324</text:p>
          </table:table-cell>
          <table:table-cell table:number-columns-repeated="23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54">
            <text:p>954</text:p>
          </table:table-cell>
          <table:table-cell office:value-type="float" office:value="94">
            <text:p>94</text:p>
          </table:table-cell>
          <table:table-cell office:value-type="string">
            <text:p>Esplanade de la musique Est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8328">
            <text:p>3,88328</text:p>
          </table:table-cell>
          <table:table-cell office:value-type="float" office:value="43.617387">
            <text:p>43,617387</text:p>
          </table:table-cell>
          <table:table-cell table:number-columns-repeated="23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73">
            <text:p>773</text:p>
          </table:table-cell>
          <table:table-cell office:value-type="float" office:value="95">
            <text:p>95</text:p>
          </table:table-cell>
          <table:table-cell office:value-type="string">
            <text:p>Aire de jeux du Père Loui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6778">
            <text:p>3,896778</text:p>
          </table:table-cell>
          <table:table-cell office:value-type="float" office:value="43.610071">
            <text:p>43,610071</text:p>
          </table:table-cell>
          <table:table-cell table:number-columns-repeated="23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Aire de Saint-Roch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6122">
            <text:p>3,876122</text:p>
          </table:table-cell>
          <table:table-cell office:value-type="float" office:value="43.60878">
            <text:p>43,60878</text:p>
          </table:table-cell>
          <table:table-cell table:number-columns-repeated="23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74">
            <text:p>774</text:p>
          </table:table-cell>
          <table:table-cell office:value-type="float" office:value="97">
            <text:p>97</text:p>
          </table:table-cell>
          <table:table-cell office:value-type="string">
            <text:p>Aire square Molièr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54956">
            <text:p>3,854956</text:p>
          </table:table-cell>
          <table:table-cell office:value-type="float" office:value="43.591951">
            <text:p>43,591951</text:p>
          </table:table-cell>
          <table:table-cell table:number-columns-repeated="23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58">
            <text:p>458</text:p>
          </table:table-cell>
          <table:table-cell office:value-type="float" office:value="99">
            <text:p>99</text:p>
          </table:table-cell>
          <table:table-cell office:value-type="string">
            <text:p>Aire de jeux Dr Fourcad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4641">
            <text:p>3,894641</text:p>
          </table:table-cell>
          <table:table-cell office:value-type="float" office:value="43.589108">
            <text:p>43,589108</text:p>
          </table:table-cell>
          <table:table-cell table:number-columns-repeated="23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6">
            <text:p>756</text:p>
          </table:table-cell>
          <table:table-cell office:value-type="float" office:value="100">
            <text:p>100</text:p>
          </table:table-cell>
          <table:table-cell office:value-type="string">
            <text:p>Aire du square d'Arsonva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64203">
            <text:p>3,864203</text:p>
          </table:table-cell>
          <table:table-cell office:value-type="float" office:value="43.594781">
            <text:p>43,594781</text:p>
          </table:table-cell>
          <table:table-cell table:number-columns-repeated="23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2">
            <text:p>562</text:p>
          </table:table-cell>
          <table:table-cell office:value-type="float" office:value="105">
            <text:p>105</text:p>
          </table:table-cell>
          <table:table-cell office:value-type="string">
            <text:p>Square Bernard Chely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6563">
            <text:p>3,856563</text:p>
          </table:table-cell>
          <table:table-cell office:value-type="float" office:value="43.597408">
            <text:p>43,597408</text:p>
          </table:table-cell>
          <table:table-cell table:number-columns-repeated="23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Marcel Pagno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0178">
            <text:p>3,850178</text:p>
          </table:table-cell>
          <table:table-cell office:value-type="float" office:value="43.601334">
            <text:p>43,601334</text:p>
          </table:table-cell>
          <table:table-cell table:number-columns-repeated="23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3">
            <text:p>853</text:p>
          </table:table-cell>
          <table:table-cell office:value-type="float" office:value="107">
            <text:p>107</text:p>
          </table:table-cell>
          <table:table-cell office:value-type="string">
            <text:p>Square André Vede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13293">
            <text:p>3,913293</text:p>
          </table:table-cell>
          <table:table-cell office:value-type="float" office:value="43.615623">
            <text:p>43,615623</text:p>
          </table:table-cell>
          <table:table-cell table:number-columns-repeated="23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3">
            <text:p>643</text:p>
          </table:table-cell>
          <table:table-cell office:value-type="float" office:value="108">
            <text:p>108</text:p>
          </table:table-cell>
          <table:table-cell office:value-type="string">
            <text:p>Place Mansar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26038">
            <text:p>3,826038</text:p>
          </table:table-cell>
          <table:table-cell office:value-type="float" office:value="43.613626">
            <text:p>43,613626</text:p>
          </table:table-cell>
          <table:table-cell table:number-columns-repeated="23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75">
            <text:p>575</text:p>
          </table:table-cell>
          <table:table-cell office:value-type="float" office:value="109">
            <text:p>109</text:p>
          </table:table-cell>
          <table:table-cell office:value-type="string">
            <text:p>Aire Fabre de Morlho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7931">
            <text:p>3,877931</text:p>
          </table:table-cell>
          <table:table-cell office:value-type="float" office:value="43.594242">
            <text:p>43,594242</text:p>
          </table:table-cell>
          <table:table-cell table:number-columns-repeated="23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57">
            <text:p>857</text:p>
          </table:table-cell>
          <table:table-cell office:value-type="float" office:value="110">
            <text:p>110</text:p>
          </table:table-cell>
          <table:table-cell office:value-type="string">
            <text:p>Mas de Neuvill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1" office:value-type="string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41283">
            <text:p>3,841283</text:p>
          </table:table-cell>
          <table:table-cell office:value-type="float" office:value="43.626368">
            <text:p>43,626368</text:p>
          </table:table-cell>
          <table:table-cell table:number-columns-repeated="23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8">
            <text:p>538</text:p>
          </table:table-cell>
          <table:table-cell office:value-type="float" office:value="111">
            <text:p>111</text:p>
          </table:table-cell>
          <table:table-cell office:value-type="string">
            <text:p>Aire Aiguelongue haut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7374">
            <text:p>3,87374</text:p>
          </table:table-cell>
          <table:table-cell office:value-type="float" office:value="43.629918">
            <text:p>43,629918</text:p>
          </table:table-cell>
          <table:table-cell table:number-columns-repeated="23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94">
            <text:p>894</text:p>
          </table:table-cell>
          <table:table-cell office:value-type="float" office:value="112">
            <text:p>112</text:p>
          </table:table-cell>
          <table:table-cell office:value-type="string">
            <text:p>Place de l'Aiguelongu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0922">
            <text:p>3,880922</text:p>
          </table:table-cell>
          <table:table-cell office:value-type="float" office:value="43.628054">
            <text:p>43,628054</text:p>
          </table:table-cell>
          <table:table-cell table:number-columns-repeated="23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string">
            <text:p>Cité Astru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52129">
            <text:p>3,852129</text:p>
          </table:table-cell>
          <table:table-cell office:value-type="float" office:value="43.611301">
            <text:p>43,611301</text:p>
          </table:table-cell>
          <table:table-cell table:number-columns-repeated="23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26">
            <text:p>626</text:p>
          </table:table-cell>
          <table:table-cell office:value-type="float" office:value="114">
            <text:p>114</text:p>
          </table:table-cell>
          <table:table-cell office:value-type="string">
            <text:p>Square la Carriera extension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  <table:table-cell table:number-columns-repeated="23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56">
            <text:p>956</text:p>
          </table:table-cell>
          <table:table-cell office:value-type="float" office:value="116">
            <text:p>116</text:p>
          </table:table-cell>
          <table:table-cell office:value-type="string">
            <text:p>ACM Les Aiguerell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85534">
            <text:p>3,885534</text:p>
          </table:table-cell>
          <table:table-cell office:value-type="float" office:value="43.601675">
            <text:p>43,601675</text:p>
          </table:table-cell>
          <table:table-cell table:number-columns-repeated="23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42">
            <text:p>842</text:p>
          </table:table-cell>
          <table:table-cell office:value-type="float" office:value="118">
            <text:p>118</text:p>
          </table:table-cell>
          <table:table-cell office:value-type="string">
            <text:p>Aire des Cétoines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3845">
            <text:p>3,873845</text:p>
          </table:table-cell>
          <table:table-cell office:value-type="float" office:value="43.628158">
            <text:p>43,628158</text:p>
          </table:table-cell>
          <table:table-cell table:number-columns-repeated="23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32">
            <text:p>932</text:p>
          </table:table-cell>
          <table:table-cell office:value-type="float" office:value="119">
            <text:p>119</text:p>
          </table:table-cell>
          <table:table-cell office:value-type="string">
            <text:p>ACM Aiguelongue I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.881088">
            <text:p>3,881088</text:p>
          </table:table-cell>
          <table:table-cell office:value-type="float" office:value="43.627869">
            <text:p>43,627869</text:p>
          </table:table-cell>
          <table:table-cell table:number-columns-repeated="23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string">
            <text:p>ACM Aiguelongue II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8998">
            <text:p>3,878998</text:p>
          </table:table-cell>
          <table:table-cell office:value-type="float" office:value="43.629881">
            <text:p>43,629881</text:p>
          </table:table-cell>
          <table:table-cell table:number-columns-repeated="23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58">
            <text:p>958</text:p>
          </table:table-cell>
          <table:table-cell office:value-type="float" office:value="121">
            <text:p>121</text:p>
          </table:table-cell>
          <table:table-cell office:value-type="string">
            <text:p>Aire Alexender Bel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.906837">
            <text:p>3,906837</text:p>
          </table:table-cell>
          <table:table-cell office:value-type="float" office:value="43.611517">
            <text:p>43,611517</text:p>
          </table:table-cell>
          <table:table-cell table:number-columns-repeated="23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36">
            <text:p>836</text:p>
          </table:table-cell>
          <table:table-cell office:value-type="float" office:value="122">
            <text:p>122</text:p>
          </table:table-cell>
          <table:table-cell office:value-type="string">
            <text:p>Parc Georges Clemenceau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71913">
            <text:p>3,871913</text:p>
          </table:table-cell>
          <table:table-cell office:value-type="float" office:value="43.603952">
            <text:p>43,603952</text:p>
          </table:table-cell>
          <table:table-cell table:number-columns-repeated="23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59">
            <text:p>959</text:p>
          </table:table-cell>
          <table:table-cell office:value-type="float" office:value="123">
            <text:p>123</text:p>
          </table:table-cell>
          <table:table-cell office:value-type="string">
            <text:p>ACM Mauri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75289">
            <text:p>3,875289</text:p>
          </table:table-cell>
          <table:table-cell office:value-type="float" office:value="43.592167">
            <text:p>43,592167</text:p>
          </table:table-cell>
          <table:table-cell table:number-columns-repeated="23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9">
            <text:p>659</text:p>
          </table:table-cell>
          <table:table-cell office:value-type="float" office:value="124">
            <text:p>124</text:p>
          </table:table-cell>
          <table:table-cell office:value-type="string">
            <text:p>Aire Parc Richter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7831">
            <text:p>3,897831</text:p>
          </table:table-cell>
          <table:table-cell office:value-type="float" office:value="43.604804">
            <text:p>43,604804</text:p>
          </table:table-cell>
          <table:table-cell table:number-columns-repeated="23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5">
            <text:p>965</text:p>
          </table:table-cell>
          <table:table-cell office:value-type="float" office:value="125">
            <text:p>125</text:p>
          </table:table-cell>
          <table:table-cell office:value-type="string">
            <text:p>Dioscorid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31812">
            <text:p>3,831812</text:p>
          </table:table-cell>
          <table:table-cell office:value-type="float" office:value="43.613143">
            <text:p>43,613143</text:p>
          </table:table-cell>
          <table:table-cell table:number-columns-repeated="23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05">
            <text:p>1105</text:p>
          </table:table-cell>
          <table:table-cell office:value-type="float" office:value="126">
            <text:p>126</text:p>
          </table:table-cell>
          <table:table-cell office:value-type="string">
            <text:p>Billie Holiday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35554">
            <text:p>3,835554</text:p>
          </table:table-cell>
          <table:table-cell office:value-type="float" office:value="43.637858">
            <text:p>43,637858</text:p>
          </table:table-cell>
          <table:table-cell table:number-columns-repeated="23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71">
            <text:p>971</text:p>
          </table:table-cell>
          <table:table-cell office:value-type="float" office:value="127">
            <text:p>127</text:p>
          </table:table-cell>
          <table:table-cell office:value-type="string">
            <text:p>Aire Bartolomé de Las Casa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44599">
            <text:p>3,844599</text:p>
          </table:table-cell>
          <table:table-cell office:value-type="float" office:value="43.616327">
            <text:p>43,616327</text:p>
          </table:table-cell>
          <table:table-cell table:number-columns-repeated="23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0">
            <text:p>1010</text:p>
          </table:table-cell>
          <table:table-cell office:value-type="float" office:value="128">
            <text:p>128</text:p>
          </table:table-cell>
          <table:table-cell office:value-type="string">
            <text:p>Aire de jeux des Papyru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5036">
            <text:p>3,85036</text:p>
          </table:table-cell>
          <table:table-cell office:value-type="float" office:value="43.62073">
            <text:p>43,62073</text:p>
          </table:table-cell>
          <table:table-cell table:number-columns-repeated="23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09">
            <text:p>709</text:p>
          </table:table-cell>
          <table:table-cell office:value-type="float" office:value="129">
            <text:p>129</text:p>
          </table:table-cell>
          <table:table-cell office:value-type="string">
            <text:p>Aire de jeux Joseph Delteil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38566">
            <text:p>3,838566</text:p>
          </table:table-cell>
          <table:table-cell office:value-type="float" office:value="43.616204">
            <text:p>43,616204</text:p>
          </table:table-cell>
          <table:table-cell table:number-columns-repeated="23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32">
            <text:p>1032</text:p>
          </table:table-cell>
          <table:table-cell office:value-type="float" office:value="130">
            <text:p>130</text:p>
          </table:table-cell>
          <table:table-cell office:value-type="string">
            <text:p>Aire de jeux rue Vien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73982">
            <text:p>3,873982</text:p>
          </table:table-cell>
          <table:table-cell office:value-type="float" office:value="43.609276">
            <text:p>43,609276</text:p>
          </table:table-cell>
          <table:table-cell table:number-columns-repeated="23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1">
            <text:p>781</text:p>
          </table:table-cell>
          <table:table-cell office:value-type="float" office:value="131">
            <text:p>131</text:p>
          </table:table-cell>
          <table:table-cell office:value-type="string">
            <text:p>Aire de jeux de la Cathédral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.874957">
            <text:p>3,874957</text:p>
          </table:table-cell>
          <table:table-cell office:value-type="float" office:value="43.613349">
            <text:p>43,613349</text:p>
          </table:table-cell>
          <table:table-cell table:number-columns-repeated="23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34">
            <text:p>1034</text:p>
          </table:table-cell>
          <table:table-cell office:value-type="float" office:value="132">
            <text:p>132</text:p>
          </table:table-cell>
          <table:table-cell office:value-type="string">
            <text:p>Aire de jeux A. Bramant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35712">
            <text:p>3,835712</text:p>
          </table:table-cell>
          <table:table-cell office:value-type="float" office:value="43.631358">
            <text:p>43,631358</text:p>
          </table:table-cell>
          <table:table-cell table:number-columns-repeated="23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8">
            <text:p>1038</text:p>
          </table:table-cell>
          <table:table-cell office:value-type="float" office:value="133">
            <text:p>133</text:p>
          </table:table-cell>
          <table:table-cell office:value-type="string">
            <text:p>Aires du Parc Saint Fiac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32153">
            <text:p>3,832153</text:p>
          </table:table-cell>
          <table:table-cell office:value-type="float" office:value="43.632918">
            <text:p>43,632918</text:p>
          </table:table-cell>
          <table:table-cell table:number-columns-repeated="23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15">
            <text:p>815</text:p>
          </table:table-cell>
          <table:table-cell office:value-type="float" office:value="135">
            <text:p>135</text:p>
          </table:table-cell>
          <table:table-cell office:value-type="string">
            <text:p>Aire de jeux des Patriot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93703">
            <text:p>3,893703</text:p>
          </table:table-cell>
          <table:table-cell office:value-type="float" office:value="43.601693">
            <text:p>43,601693</text:p>
          </table:table-cell>
          <table:table-cell table:number-columns-repeated="23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38">
            <text:p>538</text:p>
          </table:table-cell>
          <table:table-cell office:value-type="float" office:value="136">
            <text:p>136</text:p>
          </table:table-cell>
          <table:table-cell office:value-type="string">
            <text:p>Aire Aiguelongue basse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3069">
            <text:p>3,873069</text:p>
          </table:table-cell>
          <table:table-cell office:value-type="float" office:value="43.629387">
            <text:p>43,629387</text:p>
          </table:table-cell>
          <table:table-cell table:number-columns-repeated="23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69">
            <text:p>1069</text:p>
          </table:table-cell>
          <table:table-cell office:value-type="float" office:value="137">
            <text:p>137</text:p>
          </table:table-cell>
          <table:table-cell office:value-type="string">
            <text:p>Ovalie : Parc du Belvédèr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846401">
            <text:p>3,846401</text:p>
          </table:table-cell>
          <table:table-cell office:value-type="float" office:value="43.590648">
            <text:p>43,590648</text:p>
          </table:table-cell>
          <table:table-cell table:number-columns-repeated="23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50">
            <text:p>250</text:p>
          </table:table-cell>
          <table:table-cell office:value-type="float" office:value="138">
            <text:p>138</text:p>
          </table:table-cell>
          <table:table-cell office:value-type="string">
            <text:p>Square piscine Mosson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15344">
            <text:p>3,815344</text:p>
          </table:table-cell>
          <table:table-cell office:value-type="float" office:value="43.620763">
            <text:p>43,620763</text:p>
          </table:table-cell>
          <table:table-cell table:number-columns-repeated="23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9">
            <text:p>589</text:p>
          </table:table-cell>
          <table:table-cell office:value-type="float" office:value="139">
            <text:p>139</text:p>
          </table:table-cell>
          <table:table-cell office:value-type="string">
            <text:p>Square de la Providence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75519">
            <text:p>3,875519</text:p>
          </table:table-cell>
          <table:table-cell office:value-type="float" office:value="43.613858">
            <text:p>43,613858</text:p>
          </table:table-cell>
          <table:table-cell table:number-columns-repeated="23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9">
            <text:p>659</text:p>
          </table:table-cell>
          <table:table-cell office:value-type="float" office:value="140">
            <text:p>140</text:p>
          </table:table-cell>
          <table:table-cell office:value-type="string">
            <text:p>Fitness Richte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5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.897823">
            <text:p>3,897823</text:p>
          </table:table-cell>
          <table:table-cell office:value-type="float" office:value="43.605081">
            <text:p>43,605081</text:p>
          </table:table-cell>
          <table:table-cell table:number-columns-repeated="23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string">
            <text:p>Fitness Bois de Montmaur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9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.872226">
            <text:p>3,872226</text:p>
          </table:table-cell>
          <table:table-cell office:value-type="float" office:value="43.640401">
            <text:p>43,640401</text:p>
          </table:table-cell>
          <table:table-cell table:number-columns-repeated="23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83">
            <text:p>783</text:p>
          </table:table-cell>
          <table:table-cell office:value-type="float" office:value="142">
            <text:p>142</text:p>
          </table:table-cell>
          <table:table-cell office:value-type="string">
            <text:p>Camille Ernst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8535">
            <text:p>3,878535</text:p>
          </table:table-cell>
          <table:table-cell office:value-type="float" office:value="43.618491">
            <text:p>43,618491</text:p>
          </table:table-cell>
          <table:table-cell table:number-columns-repeated="23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25">
            <text:p>1025</text:p>
          </table:table-cell>
          <table:table-cell office:value-type="float" office:value="143">
            <text:p>143</text:p>
          </table:table-cell>
          <table:table-cell office:value-type="string">
            <text:p>Aire de jeux de Fontcolombe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0477">
            <text:p>3,830477</text:p>
          </table:table-cell>
          <table:table-cell office:value-type="float" office:value="43.597382">
            <text:p>43,597382</text:p>
          </table:table-cell>
          <table:table-cell table:number-columns-repeated="23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string">
            <text:p>Fitness Lac des Garrigue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6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.816663">
            <text:p>3,816663</text:p>
          </table:table-cell>
          <table:table-cell office:value-type="float" office:value="43.637041">
            <text:p>43,637041</text:p>
          </table:table-cell>
          <table:table-cell table:number-columns-repeated="23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string">
            <text:p>Fitness Champ de Mar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5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.881673">
            <text:p>3,881673</text:p>
          </table:table-cell>
          <table:table-cell office:value-type="float" office:value="43.611613">
            <text:p>43,611613</text:p>
          </table:table-cell>
          <table:table-cell table:number-columns-repeated="23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string">
            <text:p>Fitness Paul Valér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string">
            <text:p>3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3.844821">
            <text:p>3,844821</text:p>
          </table:table-cell>
          <table:table-cell office:value-type="float" office:value="43.598842">
            <text:p>43,598842</text:p>
          </table:table-cell>
          <table:table-cell table:number-columns-repeated="23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95">
            <text:p>995</text:p>
          </table:table-cell>
          <table:table-cell office:value-type="float" office:value="147">
            <text:p>147</text:p>
          </table:table-cell>
          <table:table-cell office:value-type="string">
            <text:p>Le Tintore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911396">
            <text:p>3,911396</text:p>
          </table:table-cell>
          <table:table-cell office:value-type="float" office:value="43.605811">
            <text:p>43,605811</text:p>
          </table:table-cell>
          <table:table-cell table:number-columns-repeated="23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2">
            <text:p>1112</text:p>
          </table:table-cell>
          <table:table-cell office:value-type="float" office:value="148">
            <text:p>148</text:p>
          </table:table-cell>
          <table:table-cell office:value-type="string">
            <text:p>Père Bonne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66269">
            <text:p>3,866269</text:p>
          </table:table-cell>
          <table:table-cell office:value-type="float" office:value="43.606723">
            <text:p>43,606723</text:p>
          </table:table-cell>
          <table:table-cell table:number-columns-repeated="239"/>
        </table:table-row>
      </table:table>
      <table:table table:name="Métadonnées" table:style-name="ta2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<text:s text:c="3"/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office:value-type="string">
            <text:p>Fiche métadonnées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ID : 99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TITRE : Aires de jeux par typ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IDENTIFIANT : VilleMTP_MTP_JeuEnfantType_2012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DESCRIPTION : Cette donnée renseigne l’emplacement des aires de jeux pour enfants sur la commune de Montpellier par type de jeu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COUVERTUTE GÉOGRAPHIQUE :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LANGUE : françai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DATE PUBLICATION : 2012-09-0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MISE À JOUR : 2012-09-0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CATÉGORIE : Sports &amp;amp; Loisir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THÈME INSPIRE : Localisatio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MOTS CLÉS : aire de jeu ; jeu ; enfant ; loisir ; parc ; jardin ; sport ; montpelli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1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JeuxParType4" table:base-cell-address="$VilleMTP_MTP_JeuEnfantType_2012.$A$1" table:cell-range-address="$VilleMTP_MTP_JeuEnfantType_2012.$A$1:.$Q$9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2cm" fo:margin-right="2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1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JeuEnfantType_5f_2012" style:display-name="PageStyle_VilleMTP_MTP_JeuEnfantType_20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érémie Valentin</dc:creator>
    <dc:date>2012-09-05T11:12:52.88</dc:date>
    <meta:generator>OpenOffice.org/3.4$Win32 OpenOffice.org_project/340m1$Build-9590</meta:generator>
    <meta:editing-duration>PT12S</meta:editing-duration>
    <meta:editing-cycles>1</meta:editing-cycles>
    <meta:document-statistic meta:table-count="2" meta:cell-count="1504" meta:object-count="0"/>
  </office:meta>
</office:document-meta>
</file>